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  <style:style style:name="ce18" style:family="table-cell" style:parent-style-name="Default" style:data-style-name="N118">
      <style:table-cell-properties fo:background-color="#ccffff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046">
            <text:p>1.046</text:p>
          </table:table-cell>
          <table:table-cell office:value-type="float" office:value="10">
            <text:p>10</text:p>
          </table:table-cell>
          <table:table-cell table:formula="of:=[.C3]*1.01" office:value-type="float" office:value="1.15543474318012">
            <text:p>1.1554</text:p>
          </table:table-cell>
          <table:table-cell table:style-name="ce6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6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3.0203250935695">
            <text:p>23.0203</text:p>
          </table:table-cell>
          <table:table-cell table:style-name="ce6" office:value-type="float" office:value="17.97">
            <text:p>17.97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9.8500595936393">
            <text:p>19.8501</text:p>
          </table:table-cell>
          <table:table-cell table:style-name="ce6" office:value-type="float" office:value="18.03">
            <text:p>18.03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9.916336921164">
            <text:p>19.916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.046">
            <text:p>1.046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14399479522784">
            <text:p>1.1440</text:p>
          </table:table-cell>
          <table:table-cell table:style-name="ce7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7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2.7924010827421">
            <text:p>22.7924</text:p>
          </table:table-cell>
          <table:table-cell table:style-name="ce7" table:formula="of:=[.V2]" office:value-type="float" office:value="17.97">
            <text:p>17.97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9.653524350138">
            <text:p>19.6535</text:p>
          </table:table-cell>
          <table:table-cell table:style-name="ce7" table:formula="of:=[.Y2]" office:value-type="float" office:value="18.03">
            <text:p>18.03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9.719145466499">
            <text:p>19.7191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.046">
            <text:p>1.046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.13266811408697">
            <text:p>1.1327</text:p>
          </table:table-cell>
          <table:table-cell table:style-name="ce7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7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2.5667337452892">
            <text:p>22.5667</text:p>
          </table:table-cell>
          <table:table-cell table:style-name="ce7" table:formula="of:=[.V3]" office:value-type="float" office:value="17.97">
            <text:p>17.97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9.4589350001366">
            <text:p>19.4589</text:p>
          </table:table-cell>
          <table:table-cell table:style-name="ce7" table:formula="of:=[.Y3]" office:value-type="float" office:value="18.03">
            <text:p>18.03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9.5239064024743">
            <text:p>19.5239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.046">
            <text:p>1.046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.12145357830393">
            <text:p>1.1215</text:p>
          </table:table-cell>
          <table:table-cell table:style-name="ce7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7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2.3433007379101">
            <text:p>22.3433</text:p>
          </table:table-cell>
          <table:table-cell table:style-name="ce7" table:formula="of:=[.V4]" office:value-type="float" office:value="17.97">
            <text:p>17.97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9.266272277363">
            <text:p>19.2663</text:p>
          </table:table-cell>
          <table:table-cell table:style-name="ce7" table:formula="of:=[.Y4]" office:value-type="float" office:value="18.03">
            <text:p>18.03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9.3306003984894">
            <text:p>19.3306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.046">
            <text:p>1.046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.11035007752865">
            <text:p>1.1104</text:p>
          </table:table-cell>
          <table:table-cell table:style-name="ce7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7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2.1220799385248">
            <text:p>22.1221</text:p>
          </table:table-cell>
          <table:table-cell table:style-name="ce7" table:formula="of:=[.V5]" office:value-type="float" office:value="17.97">
            <text:p>17.97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9.0755171063">
            <text:p>19.0755</text:p>
          </table:table-cell>
          <table:table-cell table:style-name="ce7" table:formula="of:=[.Y5]" office:value-type="float" office:value="18.03">
            <text:p>18.03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9.139208315336">
            <text:p>19.1392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.046">
            <text:p>1.046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.0993565124046">
            <text:p>1.0994</text:p>
          </table:table-cell>
          <table:table-cell table:style-name="ce7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7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1.903049444084">
            <text:p>21.9030</text:p>
          </table:table-cell>
          <table:table-cell table:style-name="ce7" table:formula="of:=[.V6]" office:value-type="float" office:value="17.97">
            <text:p>17.97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8.886650600297">
            <text:p>18.8867</text:p>
          </table:table-cell>
          <table:table-cell table:style-name="ce7" table:formula="of:=[.Y6]" office:value-type="float" office:value="18.03">
            <text:p>18.03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8.949711203303">
            <text:p>18.9497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.046">
            <text:p>1.046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.08847179446">
            <text:p>1.0885</text:p>
          </table:table-cell>
          <table:table-cell table:style-name="ce7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7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1.6861875684">
            <text:p>21.6862</text:p>
          </table:table-cell>
          <table:table-cell table:style-name="ce7" table:formula="of:=[.V7]" office:value-type="float" office:value="17.97">
            <text:p>17.97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8.6996540597">
            <text:p>18.6997</text:p>
          </table:table-cell>
          <table:table-cell table:style-name="ce7" table:formula="of:=[.Y7]" office:value-type="float" office:value="18.03">
            <text:p>18.03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8.7620903003">
            <text:p>18.7621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.046">
            <text:p>1.046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.077694846">
            <text:p>1.0777</text:p>
          </table:table-cell>
          <table:table-cell table:style-name="ce7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7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1.47147284">
            <text:p>21.4715</text:p>
          </table:table-cell>
          <table:table-cell table:style-name="ce7" table:formula="of:=[.V8]" office:value-type="float" office:value="17.97">
            <text:p>17.97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8.51450897">
            <text:p>18.5145</text:p>
          </table:table-cell>
          <table:table-cell table:style-name="ce7" table:formula="of:=[.Y8]" office:value-type="float" office:value="18.03">
            <text:p>18.03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8.57632703">
            <text:p>18.5763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.046">
            <text:p>1.046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.0670246">
            <text:p>1.0670</text:p>
          </table:table-cell>
          <table:table-cell table:style-name="ce7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7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1.258884">
            <text:p>21.2589</text:p>
          </table:table-cell>
          <table:table-cell table:style-name="ce7" table:formula="of:=[.V9]" office:value-type="float" office:value="17.97">
            <text:p>17.97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8.331197">
            <text:p>18.3312</text:p>
          </table:table-cell>
          <table:table-cell table:style-name="ce7" table:formula="of:=[.Y9]" office:value-type="float" office:value="18.03">
            <text:p>18.03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8.392403">
            <text:p>18.392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.046">
            <text:p>1.046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.05646">
            <text:p>1.0565</text:p>
          </table:table-cell>
          <table:table-cell table:style-name="ce7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7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1.0484">
            <text:p>21.0484</text:p>
          </table:table-cell>
          <table:table-cell table:style-name="ce7" table:formula="of:=[.V10]" office:value-type="float" office:value="17.97">
            <text:p>17.97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8.1497">
            <text:p>18.1497</text:p>
          </table:table-cell>
          <table:table-cell table:style-name="ce7" table:formula="of:=[.Y10]" office:value-type="float" office:value="18.03">
            <text:p>18.03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8.2103">
            <text:p>18.2103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.046">
            <text:p>1.046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.046">
            <text:p>1.0460</text:p>
          </table:table-cell>
          <table:table-cell table:style-name="ce7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7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0.84">
            <text:p>20.8400</text:p>
          </table:table-cell>
          <table:table-cell table:style-name="ce7" table:formula="of:=[.V11]" office:value-type="float" office:value="17.97">
            <text:p>17.97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7.97">
            <text:p>17.9700</text:p>
          </table:table-cell>
          <table:table-cell table:style-name="ce7" table:formula="of:=[.Y11]" office:value-type="float" office:value="18.03">
            <text:p>18.03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8.03">
            <text:p>18.03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.046">
            <text:p>1.046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.03564356435644">
            <text:p>1.0356</text:p>
          </table:table-cell>
          <table:table-cell table:style-name="ce7" table:formula="of:=[.D12]" office:value-type="float" office:value="1.021">
            <text:p>1.021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.01089108910891">
            <text:p>1.0109</text:p>
          </table:table-cell>
          <table:table-cell table:style-name="ce7" table:formula="of:=[.G12]" office:value-type="float" office:value="0.695">
            <text:p>0.695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0.688118811881188">
            <text:p>0.6881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0.84">
            <text:p>20.84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0.6336633663366">
            <text:p>20.6337</text:p>
          </table:table-cell>
          <table:table-cell table:style-name="ce7" table:formula="of:=[.V12]" office:value-type="float" office:value="17.97">
            <text:p>17.97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7.7920792079208">
            <text:p>17.7921</text:p>
          </table:table-cell>
          <table:table-cell table:style-name="ce7" table:formula="of:=[.Y12]" office:value-type="float" office:value="18.03">
            <text:p>18.03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7.8514851485149">
            <text:p>17.8515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.046">
            <text:p>1.046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.02538966767964">
            <text:p>1.0254</text:p>
          </table:table-cell>
          <table:table-cell table:style-name="ce7" table:formula="of:=[.D13]" office:value-type="float" office:value="1.021">
            <text:p>1.021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.00088226644447">
            <text:p>1.0009</text:p>
          </table:table-cell>
          <table:table-cell table:style-name="ce7" table:formula="of:=[.G13]" office:value-type="float" office:value="0.695">
            <text:p>0.695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0.68130575433781">
            <text:p>0.6813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0.84">
            <text:p>20.84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0.4293696696402">
            <text:p>20.4294</text:p>
          </table:table-cell>
          <table:table-cell table:style-name="ce7" table:formula="of:=[.V13]" office:value-type="float" office:value="17.97">
            <text:p>17.97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7.6159200078424">
            <text:p>17.6159</text:p>
          </table:table-cell>
          <table:table-cell table:style-name="ce7" table:formula="of:=[.Y13]" office:value-type="float" office:value="18.03">
            <text:p>18.03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7.6747377708068">
            <text:p>17.6747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.046">
            <text:p>1.046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.01523729473232">
            <text:p>1.0152</text:p>
          </table:table-cell>
          <table:table-cell table:style-name="ce7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7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0.2270986828121">
            <text:p>20.2271</text:p>
          </table:table-cell>
          <table:table-cell table:style-name="ce7" table:formula="of:=[.V14]" office:value-type="float" office:value="17.97">
            <text:p>17.97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7.4415049582598">
            <text:p>17.4415</text:p>
          </table:table-cell>
          <table:table-cell table:style-name="ce7" table:formula="of:=[.Y14]" office:value-type="float" office:value="18.03">
            <text:p>18.03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7.4997403671354">
            <text:p>17.4997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.046">
            <text:p>1.046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.00518544032903">
            <text:p>1.0052</text:p>
          </table:table-cell>
          <table:table-cell table:style-name="ce7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7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0.0268303790219">
            <text:p>20.0268</text:p>
          </table:table-cell>
          <table:table-cell table:style-name="ce7" table:formula="of:=[.V15]" office:value-type="float" office:value="17.97">
            <text:p>17.97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7.2688167903562">
            <text:p>17.2688</text:p>
          </table:table-cell>
          <table:table-cell table:style-name="ce7" table:formula="of:=[.Y15]" office:value-type="float" office:value="18.03">
            <text:p>18.03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7.3264756110252">
            <text:p>17.326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.046">
            <text:p>1.046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0.995233109236659">
            <text:p>0.9952</text:p>
          </table:table-cell>
          <table:table-cell table:style-name="ce7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7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19.8285449297246">
            <text:p>19.8285</text:p>
          </table:table-cell>
          <table:table-cell table:style-name="ce7" table:formula="of:=[.V16]" office:value-type="float" office:value="17.97">
            <text:p>17.97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7.0978384062933">
            <text:p>17.0978</text:p>
          </table:table-cell>
          <table:table-cell table:style-name="ce7" table:formula="of:=[.Y16]" office:value-type="float" office:value="18.03">
            <text:p>18.03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7.1549263475497">
            <text:p>17.154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.046">
            <text:p>1.046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0.9853793160759">
            <text:p>0.9854</text:p>
          </table:table-cell>
          <table:table-cell table:style-name="ce7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7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19.6322227026977">
            <text:p>19.6322</text:p>
          </table:table-cell>
          <table:table-cell table:style-name="ce7" table:formula="of:=[.V17]" office:value-type="float" office:value="17.97">
            <text:p>17.97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6.9285528775181">
            <text:p>16.9286</text:p>
          </table:table-cell>
          <table:table-cell table:style-name="ce7" table:formula="of:=[.Y17]" office:value-type="float" office:value="18.03">
            <text:p>18.03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6.9850755916333">
            <text:p>16.9851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.046">
            <text:p>1.046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0.975623085223663">
            <text:p>0.9756</text:p>
          </table:table-cell>
          <table:table-cell table:style-name="ce7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7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19.4378442600967">
            <text:p>19.4378</text:p>
          </table:table-cell>
          <table:table-cell table:style-name="ce7" table:formula="of:=[.V18]" office:value-type="float" office:value="17.97">
            <text:p>17.97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6.7609434430872">
            <text:p>16.7609</text:p>
          </table:table-cell>
          <table:table-cell table:style-name="ce7" table:formula="of:=[.Y18]" office:value-type="float" office:value="18.03">
            <text:p>18.03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6.8169065263697">
            <text:p>16.8169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.046">
            <text:p>1.046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0.965963450716498">
            <text:p>0.9660</text:p>
          </table:table-cell>
          <table:table-cell table:style-name="ce7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7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19.2453903565314">
            <text:p>19.2454</text:p>
          </table:table-cell>
          <table:table-cell table:style-name="ce7" table:formula="of:=[.V19]" office:value-type="float" office:value="17.97">
            <text:p>17.97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6.5949935080071">
            <text:p>16.5950</text:p>
          </table:table-cell>
          <table:table-cell table:style-name="ce7" table:formula="of:=[.Y19]" office:value-type="float" office:value="18.03">
            <text:p>18.03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6.6504025013561">
            <text:p>16.650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.046">
            <text:p>1.046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0.956399456154949">
            <text:p>0.9564</text:p>
          </table:table-cell>
          <table:table-cell table:style-name="ce7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7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19.0548419371598">
            <text:p>19.0548</text:p>
          </table:table-cell>
          <table:table-cell table:style-name="ce7" table:formula="of:=[.V20]" office:value-type="float" office:value="17.97">
            <text:p>17.97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6.4306866415912">
            <text:p>16.4307</text:p>
          </table:table-cell>
          <table:table-cell table:style-name="ce7" table:formula="of:=[.Y20]" office:value-type="float" office:value="18.03">
            <text:p>18.03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6.4855470310456">
            <text:p>16.4855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.046">
            <text:p>1.046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0.94693015460886">
            <text:p>0.9469</text:p>
          </table:table-cell>
          <table:table-cell table:style-name="ce7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7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18.8661801358018">
            <text:p>18.8662</text:p>
          </table:table-cell>
          <table:table-cell table:style-name="ce7" table:formula="of:=[.V21]" office:value-type="float" office:value="17.97">
            <text:p>17.97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6.2680065758329">
            <text:p>16.2680</text:p>
          </table:table-cell>
          <table:table-cell table:style-name="ce7" table:formula="of:=[.Y21]" office:value-type="float" office:value="18.03">
            <text:p>18.03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6.3223237931145">
            <text:p>16.322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039">
            <text:p>1.039</text:p>
          </table:table-cell>
          <table:table-cell office:value-type="float" office:value="10">
            <text:p>10</text:p>
          </table:table-cell>
          <table:table-cell table:formula="of:=[.C26]*1.01" office:value-type="float" office:value="1.14770238830224">
            <text:p>1.147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6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11677296879073">
            <text:p>1.1168</text:p>
          </table:table-cell>
          <table:table-cell table:style-name="ce6" office:value-type="float" office:value="1.005">
            <text:p>1.0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11014523603826">
            <text:p>1.110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039">
            <text:p>1.039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3633899831905">
            <text:p>1.1363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7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10571581068389">
            <text:p>1.1057</text:p>
          </table:table-cell>
          <table:table-cell table:style-name="ce7" table:formula="of:=[.Y25]" office:value-type="float" office:value="1.005">
            <text:p>1.0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09915369904778">
            <text:p>1.099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039">
            <text:p>1.039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2508811714758">
            <text:p>1.1251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7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9476812938999">
            <text:p>1.0948</text:p>
          </table:table-cell>
          <table:table-cell table:style-name="ce7" table:formula="of:=[.Y26]" office:value-type="float" office:value="1.005">
            <text:p>1.0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08827098915622">
            <text:p>1.088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039">
            <text:p>1.039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1394863083918">
            <text:p>1.11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7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8392884098019">
            <text:p>1.0839</text:p>
          </table:table-cell>
          <table:table-cell table:style-name="ce7" table:formula="of:=[.Y27]" office:value-type="float" office:value="1.005">
            <text:p>1.0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07749602886755">
            <text:p>1.0775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039">
            <text:p>1.039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0291943647444">
            <text:p>1.1029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7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7319687225761">
            <text:p>1.0732</text:p>
          </table:table-cell>
          <table:table-cell table:style-name="ce7" table:formula="of:=[.Y28]" office:value-type="float" office:value="1.005">
            <text:p>1.0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06682775135401">
            <text:p>1.06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039">
            <text:p>1.039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0919994420539">
            <text:p>1.0920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7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625711606511">
            <text:p>1.0626</text:p>
          </table:table-cell>
          <table:table-cell table:style-name="ce7" table:formula="of:=[.Y29]" office:value-type="float" office:value="1.005">
            <text:p>1.0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0562651003505">
            <text:p>1.0563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039">
            <text:p>1.039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08118756639">
            <text:p>1.0812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7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5205065411">
            <text:p>1.0521</text:p>
          </table:table-cell>
          <table:table-cell table:style-name="ce7" table:formula="of:=[.Y30]" office:value-type="float" office:value="1.005">
            <text:p>1.0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04580703005">
            <text:p>1.0458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039">
            <text:p>1.039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070482739">
            <text:p>1.0705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7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41634311">
            <text:p>1.0416</text:p>
          </table:table-cell>
          <table:table-cell table:style-name="ce7" table:formula="of:=[.Y31]" office:value-type="float" office:value="1.005">
            <text:p>1.0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035452505">
            <text:p>1.0355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039">
            <text:p>1.039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0598839">
            <text:p>1.059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7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0313211">
            <text:p>1.0313</text:p>
          </table:table-cell>
          <table:table-cell table:style-name="ce7" table:formula="of:=[.Y32]" office:value-type="float" office:value="1.005">
            <text:p>1.0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0252005">
            <text:p>1.0252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039">
            <text:p>1.039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4939">
            <text:p>1.049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7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02111">
            <text:p>1.0211</text:p>
          </table:table-cell>
          <table:table-cell table:style-name="ce7" table:formula="of:=[.Y33]" office:value-type="float" office:value="1.005">
            <text:p>1.0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01505">
            <text:p>1.015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039">
            <text:p>1.039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39">
            <text:p>1.039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7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011">
            <text:p>1.0110</text:p>
          </table:table-cell>
          <table:table-cell table:style-name="ce7" table:formula="of:=[.Y34]" office:value-type="float" office:value="1.005">
            <text:p>1.0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005">
            <text:p>1.0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039">
            <text:p>1.039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02871287128713">
            <text:p>1.028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17">
            <text:p>1.17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5841584158416">
            <text:p>1.1584</text:p>
          </table:table-cell>
          <table:table-cell table:style-name="ce7" table:formula="of:=[.V35]" office:value-type="float" office:value="1.011">
            <text:p>1.011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0009900990099">
            <text:p>1.0010</text:p>
          </table:table-cell>
          <table:table-cell table:style-name="ce7" table:formula="of:=[.Y35]" office:value-type="float" office:value="1.005">
            <text:p>1.0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0.995049504950495">
            <text:p>0.9950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039">
            <text:p>1.039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01852759533379">
            <text:p>1.0185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17">
            <text:p>1.17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469463778061">
            <text:p>1.1469</text:p>
          </table:table-cell>
          <table:table-cell table:style-name="ce7" table:formula="of:=[.V36]" office:value-type="float" office:value="1.011">
            <text:p>1.011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0.991079305950397">
            <text:p>0.9911</text:p>
          </table:table-cell>
          <table:table-cell table:style-name="ce7" table:formula="of:=[.Y36]" office:value-type="float" office:value="1.005">
            <text:p>1.0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0.985197529653955">
            <text:p>0.9852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039">
            <text:p>1.039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0844316369682">
            <text:p>1.0084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7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81266639554849">
            <text:p>0.9813</text:p>
          </table:table-cell>
          <table:table-cell table:style-name="ce7" table:formula="of:=[.Y37]" office:value-type="float" office:value="1.005">
            <text:p>1.0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975443098667282">
            <text:p>0.9754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039">
            <text:p>1.039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0.998458577917646">
            <text:p>0.9985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7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71551128272127">
            <text:p>0.9716</text:p>
          </table:table-cell>
          <table:table-cell table:style-name="ce7" table:formula="of:=[.Y38]" office:value-type="float" office:value="1.005">
            <text:p>1.0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96578524620523">
            <text:p>0.9658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039">
            <text:p>1.039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0.988572849423412">
            <text:p>0.9886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7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61931810170423">
            <text:p>0.9619</text:p>
          </table:table-cell>
          <table:table-cell table:style-name="ce7" table:formula="of:=[.Y39]" office:value-type="float" office:value="1.005">
            <text:p>1.0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956223016044782">
            <text:p>0.956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039">
            <text:p>1.039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978784999429121">
            <text:p>0.9788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7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52407732842003">
            <text:p>0.9524</text:p>
          </table:table-cell>
          <table:table-cell table:style-name="ce7" table:formula="of:=[.Y40]" office:value-type="float" office:value="1.005">
            <text:p>1.0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946755461430477">
            <text:p>0.9468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039">
            <text:p>1.039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969094058840714">
            <text:p>0.969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7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42977953308914">
            <text:p>0.9430</text:p>
          </table:table-cell>
          <table:table-cell table:style-name="ce7" table:formula="of:=[.Y41]" office:value-type="float" office:value="1.005">
            <text:p>1.0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937381644980671">
            <text:p>0.9374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039">
            <text:p>1.039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959499068159123">
            <text:p>0.9595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7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33641537929618">
            <text:p>0.9336</text:p>
          </table:table-cell>
          <table:table-cell table:style-name="ce7" table:formula="of:=[.Y42]" office:value-type="float" office:value="1.005">
            <text:p>1.0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928100638594724">
            <text:p>0.9281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039">
            <text:p>1.039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4999907738527">
            <text:p>0.9500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7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924397562306552">
            <text:p>0.9244</text:p>
          </table:table-cell>
          <table:table-cell table:style-name="ce7" table:formula="of:=[.Y43]" office:value-type="float" office:value="1.005">
            <text:p>1.0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918911523361112">
            <text:p>0.91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039">
            <text:p>1.039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4059314592601">
            <text:p>0.940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7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915245111194606">
            <text:p>0.9152</text:p>
          </table:table-cell>
          <table:table-cell table:style-name="ce7" table:formula="of:=[.Y44]" office:value-type="float" office:value="1.005">
            <text:p>1.0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909813389466448">
            <text:p>0.90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9900">
            <text:p>459900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170591">
            <text:p>1170591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0.47">
            <text:p>20.47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2.6116149071674">
            <text:p>22.6116</text:p>
          </table:table-cell>
          <table:table-cell table:style-name="ce6" office:value-type="float" office:value="1.175">
            <text:p>1.175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.29793099735817">
            <text:p>1.2979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0.47">
            <text:p>20.47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2.3877375318489">
            <text:p>22.3877</text:p>
          </table:table-cell>
          <table:table-cell table:style-name="ce7" table:formula="of:=[.Y2]" office:value-type="float" office:value="1.175">
            <text:p>1.175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.28508019540412">
            <text:p>1.2851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0.47">
            <text:p>20.47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2.1660767642068">
            <text:p>22.1661</text:p>
          </table:table-cell>
          <table:table-cell table:style-name="ce7" table:formula="of:=[.Y3]" office:value-type="float" office:value="1.175">
            <text:p>1.175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.27235662911299">
            <text:p>1.272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0.47">
            <text:p>20.47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1.9466106576305">
            <text:p>21.9466</text:p>
          </table:table-cell>
          <table:table-cell table:style-name="ce7" table:formula="of:=[.Y4]" office:value-type="float" office:value="1.175">
            <text:p>1.175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.25975903872574">
            <text:p>1.2598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0.47">
            <text:p>20.47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1.7293174828025">
            <text:p>21.7293</text:p>
          </table:table-cell>
          <table:table-cell table:style-name="ce7" table:formula="of:=[.Y5]" office:value-type="float" office:value="1.175">
            <text:p>1.175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.24728617695618">
            <text:p>1.2473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0.47">
            <text:p>20.47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1.514175725547">
            <text:p>21.5142</text:p>
          </table:table-cell>
          <table:table-cell table:style-name="ce7" table:formula="of:=[.Y6]" office:value-type="float" office:value="1.175">
            <text:p>1.175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.2349368088675">
            <text:p>1.234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0.47">
            <text:p>20.47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1.3011640847">
            <text:p>21.3012</text:p>
          </table:table-cell>
          <table:table-cell table:style-name="ce7" table:formula="of:=[.Y7]" office:value-type="float" office:value="1.175">
            <text:p>1.175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.22270971175">
            <text:p>1.2227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0.47">
            <text:p>20.47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1.09026147">
            <text:p>21.0903</text:p>
          </table:table-cell>
          <table:table-cell table:style-name="ce7" table:formula="of:=[.Y8]" office:value-type="float" office:value="1.175">
            <text:p>1.175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.210603675">
            <text:p>1.2106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0.47">
            <text:p>20.47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0.881447">
            <text:p>20.8814</text:p>
          </table:table-cell>
          <table:table-cell table:style-name="ce7" table:formula="of:=[.Y9]" office:value-type="float" office:value="1.175">
            <text:p>1.175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.1986175">
            <text:p>1.1986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0.47">
            <text:p>20.47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0.6747">
            <text:p>20.6747</text:p>
          </table:table-cell>
          <table:table-cell table:style-name="ce7" table:formula="of:=[.Y10]" office:value-type="float" office:value="1.175">
            <text:p>1.175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.18675">
            <text:p>1.1868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0.47">
            <text:p>20.47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0.47">
            <text:p>20.4700</text:p>
          </table:table-cell>
          <table:table-cell table:style-name="ce7" table:formula="of:=[.Y11]" office:value-type="float" office:value="1.175">
            <text:p>1.175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.175">
            <text:p>1.175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0.47">
            <text:p>20.47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0.2673267326733">
            <text:p>20.2673</text:p>
          </table:table-cell>
          <table:table-cell table:style-name="ce7" table:formula="of:=[.Y12]" office:value-type="float" office:value="1.175">
            <text:p>1.175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.16336633663366">
            <text:p>1.1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0.47">
            <text:p>20.47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0.0666601313597">
            <text:p>20.0667</text:p>
          </table:table-cell>
          <table:table-cell table:style-name="ce7" table:formula="of:=[.Y13]" office:value-type="float" office:value="1.175">
            <text:p>1.175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.15184785805313">
            <text:p>1.1518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0.47">
            <text:p>20.47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9.8679803280789">
            <text:p>19.8680</text:p>
          </table:table-cell>
          <table:table-cell table:style-name="ce7" table:formula="of:=[.Y14]" office:value-type="float" office:value="1.175">
            <text:p>1.175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.14044342381498">
            <text:p>1.1404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0.47">
            <text:p>20.47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9.6712676515632">
            <text:p>19.6713</text:p>
          </table:table-cell>
          <table:table-cell table:style-name="ce7" table:formula="of:=[.Y15]" office:value-type="float" office:value="1.175">
            <text:p>1.175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.12915190476731">
            <text:p>1.1292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0.47">
            <text:p>20.47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9.4765026253101">
            <text:p>19.4765</text:p>
          </table:table-cell>
          <table:table-cell table:style-name="ce7" table:formula="of:=[.Y16]" office:value-type="float" office:value="1.175">
            <text:p>1.175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.11797218293793">
            <text:p>1.118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0.47">
            <text:p>20.47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9.2836659656536">
            <text:p>19.2837</text:p>
          </table:table-cell>
          <table:table-cell table:style-name="ce7" table:formula="of:=[.Y17]" office:value-type="float" office:value="1.175">
            <text:p>1.175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.10690315142369">
            <text:p>1.1069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0.47">
            <text:p>20.47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9.0927385798551">
            <text:p>19.0927</text:p>
          </table:table-cell>
          <table:table-cell table:style-name="ce7" table:formula="of:=[.Y18]" office:value-type="float" office:value="1.175">
            <text:p>1.175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.09594371428088">
            <text:p>1.0959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0.47">
            <text:p>20.47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8.9037015642129">
            <text:p>18.9037</text:p>
          </table:table-cell>
          <table:table-cell table:style-name="ce7" table:formula="of:=[.Y19]" office:value-type="float" office:value="1.175">
            <text:p>1.175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.08509278641672">
            <text:p>1.085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0.47">
            <text:p>20.47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8.716536202191">
            <text:p>18.7165</text:p>
          </table:table-cell>
          <table:table-cell table:style-name="ce7" table:formula="of:=[.Y20]" office:value-type="float" office:value="1.175">
            <text:p>1.175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.0743492934819">
            <text:p>1.0743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0.47">
            <text:p>20.47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8.5312239625654">
            <text:p>18.5312</text:p>
          </table:table-cell>
          <table:table-cell table:style-name="ce7" table:formula="of:=[.Y21]" office:value-type="float" office:value="1.175">
            <text:p>1.175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.06371217176426">
            <text:p>1.063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6" office:value-type="float" office:value="1.047">
            <text:p>1.047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15653936530553">
            <text:p>1.1565</text:p>
          </table:table-cell>
          <table:table-cell table:style-name="ce6" office:value-type="float" office:value="1.045">
            <text:p>1.04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15433012105471">
            <text:p>1.1543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7" table:formula="of:=[.V25]" office:value-type="float" office:value="1.047">
            <text:p>1.047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14508848050053">
            <text:p>1.1451</text:p>
          </table:table-cell>
          <table:table-cell table:style-name="ce7" table:formula="of:=[.Y25]" office:value-type="float" office:value="1.045">
            <text:p>1.04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14290110995516">
            <text:p>1.1429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7" table:formula="of:=[.V26]" office:value-type="float" office:value="1.047">
            <text:p>1.047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1337509707926">
            <text:p>1.1338</text:p>
          </table:table-cell>
          <table:table-cell table:style-name="ce7" table:formula="of:=[.Y26]" office:value-type="float" office:value="1.045">
            <text:p>1.04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13158525738134">
            <text:p>1.1316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7" table:formula="of:=[.V27]" office:value-type="float" office:value="1.047">
            <text:p>1.047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12252571365604">
            <text:p>1.1225</text:p>
          </table:table-cell>
          <table:table-cell table:style-name="ce7" table:formula="of:=[.Y27]" office:value-type="float" office:value="1.045">
            <text:p>1.04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12038144295183">
            <text:p>1.1204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7" table:formula="of:=[.V28]" office:value-type="float" office:value="1.047">
            <text:p>1.047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11141159767925">
            <text:p>1.1114</text:p>
          </table:table-cell>
          <table:table-cell table:style-name="ce7" table:formula="of:=[.Y28]" office:value-type="float" office:value="1.045">
            <text:p>1.04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10928855737805">
            <text:p>1.1093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7" table:formula="of:=[.V29]" office:value-type="float" office:value="1.047">
            <text:p>1.047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1004075224547">
            <text:p>1.1004</text:p>
          </table:table-cell>
          <table:table-cell table:style-name="ce7" table:formula="of:=[.Y29]" office:value-type="float" office:value="1.045">
            <text:p>1.04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0983055023545">
            <text:p>1.0983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7" table:formula="of:=[.V30]" office:value-type="float" office:value="1.047">
            <text:p>1.047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8951239847">
            <text:p>1.0895</text:p>
          </table:table-cell>
          <table:table-cell table:style-name="ce7" table:formula="of:=[.Y30]" office:value-type="float" office:value="1.045">
            <text:p>1.04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08743119045">
            <text:p>1.087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7" table:formula="of:=[.V31]" office:value-type="float" office:value="1.047">
            <text:p>1.047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78725147">
            <text:p>1.0787</text:p>
          </table:table-cell>
          <table:table-cell table:style-name="ce7" table:formula="of:=[.Y31]" office:value-type="float" office:value="1.045">
            <text:p>1.04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076664545">
            <text:p>1.076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7" table:formula="of:=[.V32]" office:value-type="float" office:value="1.047">
            <text:p>1.047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0680447">
            <text:p>1.0680</text:p>
          </table:table-cell>
          <table:table-cell table:style-name="ce7" table:formula="of:=[.Y32]" office:value-type="float" office:value="1.045">
            <text:p>1.04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0660045">
            <text:p>1.0660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7" table:formula="of:=[.V33]" office:value-type="float" office:value="1.047">
            <text:p>1.047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05747">
            <text:p>1.0575</text:p>
          </table:table-cell>
          <table:table-cell table:style-name="ce7" table:formula="of:=[.Y33]" office:value-type="float" office:value="1.045">
            <text:p>1.04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05545">
            <text:p>1.055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7" table:formula="of:=[.V34]" office:value-type="float" office:value="1.047">
            <text:p>1.047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047">
            <text:p>1.0470</text:p>
          </table:table-cell>
          <table:table-cell table:style-name="ce7" table:formula="of:=[.Y34]" office:value-type="float" office:value="1.045">
            <text:p>1.04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045">
            <text:p>1.04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18">
            <text:p>1.18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6831683168317">
            <text:p>1.1683</text:p>
          </table:table-cell>
          <table:table-cell table:style-name="ce7" table:formula="of:=[.V35]" office:value-type="float" office:value="1.047">
            <text:p>1.047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03663366336634">
            <text:p>1.0366</text:p>
          </table:table-cell>
          <table:table-cell table:style-name="ce7" table:formula="of:=[.Y35]" office:value-type="float" office:value="1.045">
            <text:p>1.04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03465346534653">
            <text:p>1.0347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18">
            <text:p>1.18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5674933830017">
            <text:p>1.1567</text:p>
          </table:table-cell>
          <table:table-cell table:style-name="ce7" table:formula="of:=[.V36]" office:value-type="float" office:value="1.047">
            <text:p>1.047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02636996372905">
            <text:p>1.0264</text:p>
          </table:table-cell>
          <table:table-cell table:style-name="ce7" table:formula="of:=[.Y36]" office:value-type="float" office:value="1.045">
            <text:p>1.04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02440937163023">
            <text:p>1.024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7" table:formula="of:=[.V37]" office:value-type="float" office:value="1.047">
            <text:p>1.047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01620788488024">
            <text:p>1.0162</text:p>
          </table:table-cell>
          <table:table-cell table:style-name="ce7" table:formula="of:=[.Y37]" office:value-type="float" office:value="1.045">
            <text:p>1.04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01426670458439">
            <text:p>1.0143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7" table:formula="of:=[.V38]" office:value-type="float" office:value="1.047">
            <text:p>1.047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00614642067351">
            <text:p>1.0061</text:p>
          </table:table-cell>
          <table:table-cell table:style-name="ce7" table:formula="of:=[.Y38]" office:value-type="float" office:value="1.045">
            <text:p>1.04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00422445998454">
            <text:p>1.0042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7" table:formula="of:=[.V39]" office:value-type="float" office:value="1.047">
            <text:p>1.047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96184574924266">
            <text:p>0.9962</text:p>
          </table:table-cell>
          <table:table-cell table:style-name="ce7" table:formula="of:=[.Y39]" office:value-type="float" office:value="1.045">
            <text:p>1.04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994281643549052">
            <text:p>0.9943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7" table:formula="of:=[.V40]" office:value-type="float" office:value="1.047">
            <text:p>1.047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86321361311154">
            <text:p>0.9863</text:p>
          </table:table-cell>
          <table:table-cell table:style-name="ce7" table:formula="of:=[.Y40]" office:value-type="float" office:value="1.045">
            <text:p>1.04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984437270840646">
            <text:p>0.9844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7" table:formula="of:=[.V41]" office:value-type="float" office:value="1.047">
            <text:p>1.047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76555803278371">
            <text:p>0.9766</text:p>
          </table:table-cell>
          <table:table-cell table:style-name="ce7" table:formula="of:=[.Y41]" office:value-type="float" office:value="1.045">
            <text:p>1.04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974690367168956">
            <text:p>0.9747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7" table:formula="of:=[.V42]" office:value-type="float" office:value="1.047">
            <text:p>1.047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66886933938981">
            <text:p>0.9669</text:p>
          </table:table-cell>
          <table:table-cell table:style-name="ce7" table:formula="of:=[.Y42]" office:value-type="float" office:value="1.045">
            <text:p>1.04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965039967494016">
            <text:p>0.965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7" table:formula="of:=[.V43]" office:value-type="float" office:value="1.047">
            <text:p>1.047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957313795979189">
            <text:p>0.9573</text:p>
          </table:table-cell>
          <table:table-cell table:style-name="ce7" table:formula="of:=[.Y43]" office:value-type="float" office:value="1.045">
            <text:p>1.04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955485116330709">
            <text:p>0.9555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7" table:formula="of:=[.V44]" office:value-type="float" office:value="1.047">
            <text:p>1.047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947835441563554">
            <text:p>0.9478</text:p>
          </table:table-cell>
          <table:table-cell table:style-name="ce7" table:formula="of:=[.Y44]" office:value-type="float" office:value="1.045">
            <text:p>1.04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946024867654167">
            <text:p>0.94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office:forms form:automatic-focus="false" form:apply-design-mode="false"/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23]/[.D24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table:formula="of:=([.M34]+[.N34])/[.O34]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2015／07／06</text:date>, <text:time>17:59:3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06T17:59:30.30</dc:date>
    <meta:editing-duration>P58DT11H58M51S</meta:editing-duration>
    <meta:editing-cycles>191</meta:editing-cycles>
    <meta:generator>OpenOffice/4.1.1$Win32 OpenOffice.org_project/411m6$Build-9775</meta:generator>
    <meta:document-statistic meta:table-count="9" meta:cell-count="4987" meta:object-count="0"/>
  </office:meta>
</office:document-meta>
</file>